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kVerwaltungQt</text:h>
      <text:p text:style-name="Text_20_body"/>
      <text:h text:style-name="Heading_20_2" text:outline-level="2">Datenübernahme aus der Dk-Verwaltung von Volker aus Tübingen</text:h>
      <text:p text:style-name="Text_20_body"/>
      <text:h text:style-name="Heading_20_3" text:outline-level="3">Daten exportieren</text:h>
      <text:p text:style-name="Text_20_body"/>
      <text:list xml:id="list4013377092172596916" text:style-name="L1">
        <text:list-item>
          <text:p text:style-name="P1">Auf das Journal wechseln</text:p>
        </text:list-item>
        <text:list-item>
          <text:p text:style-name="P1">Die Datei abspeichern als CSV mit dem Namen Dk-Verwaltung.csv</text:p>
        </text:list-item>
        <text:list-item>
          <text:p text:style-name="P1">Als Trennzeichen ; auswählen</text:p>
        </text:list-item>
      </text:list>
      <text:h text:style-name="Heading_20_3" text:outline-level="3">Daten importieren</text:h>
      <text:p text:style-name="Text_20_body"/>
      <text:p text:style-name="Text_20_body">sqlite3 DkVerwaltungQt.db3 &lt; CreateDkVerwaltungQt.sq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4T22:43:23</meta:creation-date>
    <dc:date>2016-02-24T22:52:51</dc:date>
    <meta:editing-duration>PT9M29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8" meta:word-count="37" meta:character-count="278"/>
  </office:meta>
</office:document-meta>
</file>